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89231" officeooo:paragraph-rsid="00089231" style:font-size-asian="48pt" style:font-size-complex="48pt"/>
    </style:style>
    <style:style style:name="P2" style:family="paragraph" style:parent-style-name="Standard">
      <style:text-properties fo:font-size="48pt" officeooo:rsid="000c1a4c" officeooo:paragraph-rsid="000c1a4c" style:font-size-asian="48pt" style:font-size-complex="4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>
        <text:section-source xlink:href="../modelo%20entidad%20relacion.odt"/>
        <text:p text:style-name="Text_20_body"/>
      </text:section>
      <text:p text:style-name="P2">Fichas tecnicas de componentes para el softwar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5:48.824908669</meta:creation-date>
    <dc:date>2025-03-14T15:34:46.072531370</dc:date>
    <meta:editing-duration>PT2H8M55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" meta:word-count="7" meta:character-count="47" meta:non-whitespace-character-count="41"/>
  </office:meta>
</office:document-meta>
</file>